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5bd8" officeooo:paragraph-rsid="000a5b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łąźćówk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ans CJK HK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ans CJK HK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Marathi" style:font-family-complex="'Lohit Marath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23:25:02.858436288</meta:creation-date>
    <dc:date>2022-09-03T23:25:38.243457466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3.4.2$Linux_X86_64 LibreOffice_project/30$Build-2</meta:generator>
  </office:meta>
</office:document-meta>
</file>